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5pt" fo:font-style="italic" fo:font-weight="bold" officeooo:rsid="001edebb" officeooo:paragraph-rsid="001edebb" style:font-size-asian="15pt" style:font-style-asian="italic" style:font-weight-asian="bold" style:font-size-complex="15pt" style:font-style-complex="italic" style:font-weight-complex="bold"/>
    </style:style>
    <style:style style:name="P2" style:family="paragraph" style:parent-style-name="Standard">
      <style:text-properties fo:color="#0000ff" fo:font-size="12pt" fo:font-style="italic" fo:font-weight="bold" officeooo:rsid="001edebb" officeooo:paragraph-rsid="001edebb" style:font-size-asian="10.5pt" style:font-style-asian="italic" style:font-weight-asian="bold" style:font-size-complex="12pt" style:font-style-complex="italic" style:font-weight-complex="bold"/>
    </style:style>
    <style:style style:name="P3" style:family="paragraph" style:parent-style-name="Standard">
      <style:text-properties fo:color="#000000" fo:font-size="12pt" fo:font-style="italic" fo:font-weight="bold" officeooo:rsid="001edebb" officeooo:paragraph-rsid="001edebb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officeooo:paragraph-rsid="001f631c"/>
    </style:style>
    <style:style style:name="T1" style:family="text">
      <style:text-properties officeooo:rsid="001f631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f631c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095c2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f631c" style:font-weight-asian="bold" style:font-weight-complex="bold"/>
    </style:style>
    <style:style style:name="T8" style:family="text">
      <style:text-properties fo:font-style="italic" fo:font-weight="bold" officeooo:rsid="001f631c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095c2" style:font-style-asian="italic" style:font-weight-asian="bold" style:font-style-complex="italic" style:font-weight-complex="bold"/>
    </style:style>
    <style:style style:name="T10" style:family="text">
      <style:text-properties fo:font-style="italic" fo:font-weight="normal" officeooo:rsid="001f631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095c2" style:font-style-asian="italic" style:font-weight-asian="normal" style:font-style-complex="italic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notes:</text:p>
      <text:p text:style-name="P1"/>
      <text:p text:style-name="P2">1. set up and config:</text:p>
      <text:p text:style-name="P3"/>
      <text:p text:style-name="P3">* <text:s/><text:span text:style-name="T1">git init:</text:span><text:span text:style-name="T4"> intiates empty git repository with .git directory in it.</text:span></text:p>
      <text:p text:style-name="P3"><text:span text:style-name="T4">* <text:s/></text:span><text:span text:style-name="T1">git add: </text:span><text:span text:style-name="T4">add file contents to the index of local repository.</text:span></text:p>
      <text:p text:style-name="P4"><text:span text:style-name="T7">* <text:s/></text:span><text:span text:style-name="T8">git commit: </text:span><text:span text:style-name="T10">To </text:span><text:span text:style-name="T3">permanently store the contents of the index in the </text:span><text:span text:style-name="T4">local </text:span><text:span text:style-name="T3">repository.</text:span></text:p>
      <text:p text:style-name="P4"><text:span text:style-name="T3">* <text:s/></text:span><text:span text:style-name="T8">git push: </text:span><text:span text:style-name="T4">update remote repository with the modified objects/files.(since files are stored in git as blobs).</text:span></text:p>
      <text:p text:style-name="P4"><text:span text:style-name="T4">* </text:span><text:span text:style-name="T8">git pull: </text:span><text:span text:style-name="T4">it fetches and integrates the code </text:span><text:span text:style-name="T5">from remote repo to local repo.</text:span></text:p>
      <text:p text:style-name="P4"><text:span text:style-name="T5">* </text:span><text:span text:style-name="T9">git fetch: </text:span><text:span text:style-name="T5">git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5:35:59.512734269</meta:creation-date>
    <dc:date>2017-04-14T17:11:41.755081086</dc:date>
    <meta:editing-duration>PT1H1M19S</meta:editing-duration>
    <meta:editing-cycles>1</meta:editing-cycles>
    <meta:document-statistic meta:table-count="0" meta:image-count="0" meta:object-count="0" meta:page-count="1" meta:paragraph-count="8" meta:word-count="82" meta:character-count="455" meta:non-whitespace-character-count="376"/>
    <meta:generator>LibreOffice/5.1.6.2$Linux_X86_64 LibreOffice_project/10m0$Build-2</meta:generator>
  </office:meta>
</office:document-meta>
</file>